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5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Management for Patient with Diabete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table:style-name="ce12" office:value-type="string" calcext:value-type="string">
            <text:p>Comprehensive Diabetes Care- Blood Pressure Control- 2014 (CDC-BP).pdf</text:p>
          </table:table-cell>
          <table:table-cell table:number-columns-repeated="1017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7"/>
          <table:table-cell office:value-type="string" calcext:value-type="string">
            <text:p>Blood Pressure Testin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10">
          <table:table-cell table:style-name="ce2"/>
          <table:table-cell table:style-name="ce4" office:value-type="string" calcext:value-type="string">
            <text:p>ASM</text:p>
          </table:table-cell>
          <table:table-cell table:style-name="ce7" office:value-type="string" calcext:value-type="string" table:number-columns-spanned="2" table:number-rows-spanned="1">
            <text:p>Asthma Medication Management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11">
          <table:table-cell table:style-name="ce2"/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1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1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Age group</text:p>
          </table:table-cell>
          <table:table-cell table:style-name="ce13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0-4</text:p>
          </table:table-cell>
          <table:table-cell table:style-name="ce14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05-09" calcext:value-type="date">
            <text:p>9-May</text:p>
          </table:table-cell>
          <table:table-cell table:style-name="ce14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10-14" calcext:value-type="date">
            <text:p>14-Oct</text:p>
          </table:table-cell>
          <table:table-cell table:style-name="ce14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15-19</text:p>
          </table:table-cell>
          <table:table-cell table:style-name="ce14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20-24</text:p>
          </table:table-cell>
          <table:table-cell table:style-name="ce14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44in" svg:height="1.7752in" svg:x="0.172in" svg:y="0.0606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25-29</text:p>
          </table:table-cell>
          <table:table-cell table:style-name="ce14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0-34</text:p>
          </table:table-cell>
          <table:table-cell table:style-name="ce14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5-39</text:p>
          </table:table-cell>
          <table:table-cell table:style-name="ce14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0-44</text:p>
          </table:table-cell>
          <table:table-cell table:style-name="ce14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5-49</text:p>
          </table:table-cell>
          <table:table-cell table:style-name="ce14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0-54</text:p>
          </table:table-cell>
          <table:table-cell table:style-name="ce14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5-59</text:p>
          </table:table-cell>
          <table:table-cell table:style-name="ce14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0-64</text:p>
          </table:table-cell>
          <table:table-cell table:style-name="ce14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5-69</text:p>
          </table:table-cell>
          <table:table-cell table:style-name="ce14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0-74</text:p>
          </table:table-cell>
          <table:table-cell table:style-name="ce14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5-79</text:p>
          </table:table-cell>
          <table:table-cell table:style-name="ce14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0-84</text:p>
          </table:table-cell>
          <table:table-cell table:style-name="ce14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5+</text:p>
          </table:table-cell>
          <table:table-cell table:style-name="ce14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2:48:22.938074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10-10T06:38:28.104390597</dc:date>
    <meta:print-date>2014-09-16T15:43:30Z</meta:print-date>
    <meta:editing-cycles>33</meta:editing-cycles>
    <meta:editing-duration>P2DT11H47M39S</meta:editing-duration>
    <meta:document-statistic meta:table-count="2" meta:cell-count="302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2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